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b90" officeooo:paragraph-rsid="0015ab90"/>
    </style:style>
    <style:style style:name="P2" style:family="paragraph" style:parent-style-name="Standard">
      <style:text-properties officeooo:rsid="0016c6f1" officeooo:paragraph-rsid="0016c6f1"/>
    </style:style>
    <style:style style:name="P3" style:family="paragraph" style:parent-style-name="Standard">
      <style:text-properties officeooo:rsid="001708d0" officeooo:paragraph-rsid="001708d0"/>
    </style:style>
    <style:style style:name="P4" style:family="paragraph" style:parent-style-name="Standard">
      <style:text-properties officeooo:rsid="001839b3" officeooo:paragraph-rsid="001839b3"/>
    </style:style>
    <style:style style:name="P5" style:family="paragraph" style:parent-style-name="Standard">
      <style:text-properties officeooo:rsid="0018c39a" officeooo:paragraph-rsid="0018c39a"/>
    </style:style>
    <style:style style:name="P6" style:family="paragraph" style:parent-style-name="Standard">
      <style:text-properties style:font-name="serif" fo:font-size="12pt"/>
    </style:style>
    <style:style style:name="P7" style:family="paragraph" style:parent-style-name="Standard">
      <style:text-properties style:font-name="serif" fo:font-size="12pt" officeooo:rsid="001a504c" officeooo:paragraph-rsid="001a504c"/>
    </style:style>
    <style:style style:name="P8" style:family="paragraph" style:parent-style-name="Standard">
      <style:text-properties style:font-name="serif" fo:font-size="12pt" officeooo:rsid="001af5e3" officeooo:paragraph-rsid="001af5e3"/>
    </style:style>
    <style:style style:name="P9" style:family="paragraph" style:parent-style-name="Standard">
      <style:text-properties style:font-name="serif" fo:font-size="12pt" officeooo:rsid="001cd086" officeooo:paragraph-rsid="001cd086"/>
    </style:style>
    <style:style style:name="P10" style:family="paragraph" style:parent-style-name="Standard">
      <style:text-properties style:font-name="serif" fo:font-size="12pt" officeooo:rsid="001d951e" officeooo:paragraph-rsid="001d951e"/>
    </style:style>
    <style:style style:name="P11" style:family="paragraph" style:parent-style-name="Standard">
      <style:text-properties style:font-name="serif" fo:font-size="12pt" officeooo:rsid="001d951e" officeooo:paragraph-rsid="001f7f4c"/>
    </style:style>
    <style:style style:name="P12" style:family="paragraph" style:parent-style-name="Standard">
      <style:text-properties style:font-name="serif" fo:font-size="12pt" officeooo:rsid="001d951e" officeooo:paragraph-rsid="00215593"/>
    </style:style>
    <style:style style:name="P13" style:family="paragraph" style:parent-style-name="Standard">
      <style:text-properties style:font-name="serif" fo:font-size="12pt" officeooo:rsid="001f7f4c" officeooo:paragraph-rsid="001f7f4c"/>
    </style:style>
    <style:style style:name="P14" style:family="paragraph" style:parent-style-name="Standard">
      <style:text-properties style:font-name="serif" fo:font-size="12pt" officeooo:rsid="00215593" officeooo:paragraph-rsid="00215593"/>
    </style:style>
    <style:style style:name="P15" style:family="paragraph" style:parent-style-name="Standard">
      <style:text-properties style:font-name="serif" fo:font-size="12pt" officeooo:rsid="002321c1" officeooo:paragraph-rsid="002321c1"/>
    </style:style>
    <style:style style:name="P16" style:family="paragraph" style:parent-style-name="Standard">
      <style:text-properties style:font-name="serif" fo:font-size="12pt" officeooo:rsid="0024131f" officeooo:paragraph-rsid="0024131f"/>
    </style:style>
    <style:style style:name="P17" style:family="paragraph" style:parent-style-name="Standard">
      <style:text-properties style:font-name="serif" fo:font-size="12pt" officeooo:rsid="0025e482" officeooo:paragraph-rsid="0025e482"/>
    </style:style>
    <style:style style:name="P18" style:family="paragraph" style:parent-style-name="Standard">
      <style:text-properties style:font-name="serif" fo:font-size="12pt" officeooo:rsid="00284820" officeooo:paragraph-rsid="00284820"/>
    </style:style>
    <style:style style:name="P19" style:family="paragraph" style:parent-style-name="Standard">
      <style:text-properties style:font-name="serif" fo:font-size="12pt" officeooo:rsid="002a0cc8" officeooo:paragraph-rsid="002a0cc8"/>
    </style:style>
    <style:style style:name="P20" style:family="paragraph" style:parent-style-name="Standard">
      <style:text-properties style:font-name="serif" fo:font-size="12pt" officeooo:rsid="002bd82e" officeooo:paragraph-rsid="002bd82e"/>
    </style:style>
    <style:style style:name="P21" style:family="paragraph" style:parent-style-name="Standard">
      <style:text-properties style:font-name="serif" fo:font-size="12pt" officeooo:rsid="002d766a" officeooo:paragraph-rsid="002d766a"/>
    </style:style>
    <style:style style:name="P22" style:family="paragraph" style:parent-style-name="Standard">
      <style:text-properties style:font-name="serif" fo:font-size="12pt" officeooo:rsid="002e21ca" officeooo:paragraph-rsid="002e21ca"/>
    </style:style>
    <style:style style:name="P23" style:family="paragraph" style:parent-style-name="Standard">
      <style:text-properties style:font-name="serif" fo:font-size="12pt" officeooo:rsid="002f6035" officeooo:paragraph-rsid="002f6035"/>
    </style:style>
    <style:style style:name="P24" style:family="paragraph" style:parent-style-name="Standard">
      <style:text-properties style:font-name="serif" fo:font-size="12pt" officeooo:rsid="002f6035" officeooo:paragraph-rsid="0031f9d6"/>
    </style:style>
    <style:style style:name="P25" style:family="paragraph" style:parent-style-name="Standard">
      <style:text-properties style:font-name="serif" fo:font-size="12pt" officeooo:rsid="0031f9d6" officeooo:paragraph-rsid="0031f9d6"/>
    </style:style>
    <style:style style:name="P26" style:family="paragraph" style:parent-style-name="Standard">
      <style:paragraph-properties fo:break-before="page"/>
      <style:text-properties officeooo:rsid="0015ab90"/>
    </style:style>
    <style:style style:name="T1" style:family="text">
      <style:text-properties officeooo:rsid="001708d0"/>
    </style:style>
    <style:style style:name="T2" style:family="text">
      <style:text-properties officeooo:rsid="001c122e"/>
    </style:style>
    <style:style style:name="T3" style:family="text">
      <style:text-properties officeooo:rsid="001f7f4c"/>
    </style:style>
    <style:style style:name="T4" style:family="text">
      <style:text-properties officeooo:rsid="00215593"/>
    </style:style>
    <style:style style:name="T5" style:family="text">
      <style:text-properties officeooo:rsid="00273013"/>
    </style:style>
    <style:style style:name="T6" style:family="text">
      <style:text-properties officeooo:rsid="002d766a"/>
    </style:style>
    <style:style style:name="T7" style:family="text">
      <style:text-properties officeooo:rsid="002f5a0f"/>
    </style:style>
    <style:style style:name="T8" style:family="text">
      <style:text-properties officeooo:rsid="00315c6b"/>
    </style:style>
    <style:style style:name="T9" style:family="text">
      <style:text-properties officeooo:rsid="0031f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Notes:</text:p>
      <text:p text:style-name="P1">LapLacina matrix <text:s/>= <text:s/>d(g) – A(g)</text:p>
      <text:p text:style-name="P1">d(g)= degree matrix</text:p>
      <text:p text:style-name="P1">A(g) = adjacency matrix</text:p>
      <text:p text:style-name="P1"/>
      <text:p text:style-name="P1">Spectral techniques used in vlsi,finding clusters in graphs</text:p>
      <text:p text:style-name="P1">used to find chemical params like resonance energy, moe,</text:p>
      <text:p text:style-name="P1"/>
      <text:p text:style-name="P1">Isomorphic graphs have the same spectra</text:p>
      <text:p text:style-name="P1"/>
      <text:p text:style-name="P2">Largest Eigenvalue(lev):</text:p>
      <text:p text:style-name="P2">depends on largest degree<text:span text:style-name="T1">(inc as the deg of vertices inc)</text:span> of graph.Regular = k</text:p>
      <text:p text:style-name="P4">also depends on deg of vertices of nodes next to node of highest deg <text:s/></text:p>
      <text:p text:style-name="P2">Clique= n-1</text:p>
      <text:p text:style-name="P3">lev &lt;= largest degree of graph</text:p>
      <text:p text:style-name="P3"/>
      <text:p text:style-name="P3"/>
      <text:p text:style-name="P5">lamda.D.X = A.X</text:p>
      <text:p text:style-name="P5">d=diag matrix</text:p>
      <text:p text:style-name="P5">A=adj matrix</text:p>
      <text:p text:style-name="P5">X corr eigenvector with components xi</text:p>
      <text:p text:style-name="P5"/>
      <text:p text:style-name="P7">Thus,the</text:p>
      <text:p text:style-name="P6">eigenvector components may be directly interpreted as</text:p>
      <text:p text:style-name="P6">weights" of the corresponding vertices in the graph.</text:p>
      <text:p text:style-name="P8">Largest vec comp either corr to centre of graph or node with highest degree.</text:p>
      <text:p text:style-name="P8"/>
      <text:p text:style-name="P8">Now the clustering problem is to <text:span text:style-name="T2">find the location of n nodes which minimizes the weighted sum of squared distances between points given by the function</text:span></text:p>
      <text:p text:style-name="P8"><text:s/><text:span text:style-name="T2">Z= (1/2).(xi-xj).(xi-xj)Aij summation of i and j from 1-n</text:span></text:p>
      <text:p text:style-name="P8"/>
      <text:p text:style-name="P9">apart from amino acids,</text:p>
      <text:p text:style-name="P9">sec structuress(helices and strands) considered as nodes for pattern identification.beta hairin and greek key motifs <text:s/>considered to study protein folding.</text:p>
      <text:p text:style-name="P9"/>
      <text:p text:style-name="P10">APPLICATIONS OF PROTEIN GRAPHS:</text:p>
      <text:p text:style-name="P11"><text:span text:style-name="T3">1.</text:span>main aim is to find similarities in folding of proteins </text:p>
      <text:p text:style-name="P13">secondary structures considered as nodes and coord used to find direction and orientation of helices.Edges then plotted based on some selection criteria </text:p>
      <text:p text:style-name="P12">and </text:p>
      <text:p text:style-name="P12"><text:span text:style-name="T4">2.</text:span>also similar side chain motifs that they adopt.</text:p>
      <text:p text:style-name="P14">Side chains identified by 2 atoms .one at start and one at end.</text:p>
      <text:p text:style-name="P14">Dist and angles between them considered as edges.<text:tab/>These nodes and edges are taken as patterns for proteins whose patterns ae unrecognized.@ protein graphs can be compared to see if they share a common pattern b graph isomorphism method.</text:p>
      <text:p text:style-name="P14"/>
      <text:p text:style-name="P14"/>
      <text:p text:style-name="P14"/>
      <text:p text:style-name="P15">Somdatta paper:</text:p>
      <text:p text:style-name="P15">The linear chains of amino acids are compared using 2 params: - <text:soft-page-break/>connectedness and effective chain length.(both related to path length and degree of foldedness <text:s/>of protein)</text:p>
      <text:p text:style-name="P15"/>
      <text:p text:style-name="P16">Proteins have a small world topology.</text:p>
      <text:p text:style-name="P17">Four structural classes of proteins are alpha, beta, alpha/beta<text:span text:style-name="T5">(parallel beta sheets)</text:span>, alpha+beta<text:span text:style-name="T5">(anti parallel bets sheets)</text:span></text:p>
      <text:p text:style-name="P17"/>
      <text:p text:style-name="P18">Parameters to categorize the network:</text:p>
      <text:p text:style-name="P18">1.Average degree = sum of degrees/n</text:p>
      <text:p text:style-name="P19">2.Average shortest path length<text:span text:style-name="T6">(L)</text:span>:= [1/(n).(n-1)].summation of L(i,j) where L(i,j) is the shortest length between node i and node j.</text:p>
      <text:p text:style-name="P20">3.Clustering coefficient<text:span text:style-name="T6">(C)</text:span>:for a node i is defined as the number of links that exist amongst its nearest neighbours to the total possible links that can exist between them.avg clustering coeff = sum of C(i) / N;</text:p>
      <text:p text:style-name="P20"/>
      <text:p text:style-name="P20"><text:s/><text:span text:style-name="T6">A NETWORK IS A SMALL WORLD NETWORK IF IT HAS HIGH C AND IF L SCALES LOGARITHMICALLY WITH N.</text:span></text:p>
      <text:p text:style-name="P20"/>
      <text:p text:style-name="P21">REGULAR GRAPH:</text:p>
      <text:p text:style-name="P21">EACH NODE HAS SAME DEGREE.</text:p>
      <text:p text:style-name="P21">RANDOM GRAPH- RANDOM CONNECTIVITY</text:p>
      <text:p text:style-name="P22">ANALYSIS OF GRAPHS:</text:p>
      <text:p text:style-name="P22">COMPARE OUR PROTEIN GRAPH TO THE REGULAR AND THE RANDOM GRAPH.</text:p>
      <text:p text:style-name="P22"/>
      <text:p text:style-name="P22">PLOT L vs C GRAPH </text:p>
      <text:p text:style-name="P22">THE VALUES OF L AND C FOR PROTEIN GRAPH LIE BETWEEN THE RANDOM(HIGHER THAN RANDOM) AND THE REGULAR GRAPH(LOWER THAN REGULAR).<text:span text:style-name="T7">THUS PROETINS HAVE SIGNIFICANTLY HIGHER CLUSTERING THAN THE RANDOM GRAPHS<text:tab/></text:span></text:p>
      <text:p text:style-name="P22"/>
      <text:p text:style-name="P23">FIBROUS PROTEINS:</text:p>
      <text:p text:style-name="P23">Mostt proteins are globular proteins. Where the polypeptide chain folds into a compact shape.In contrast , fibrous proteins have elongate structures.However they are also small world proteins.This shows the small world property is independent of structure</text:p>
      <text:p text:style-name="P23"/>
      <text:p text:style-name="P24">C DOES NOT INCREASE SIGNIFICANTLY WITH SIZE <text:span text:style-name="T8">IN THE CORE OF PROTEINS</text:span></text:p>
      <text:p text:style-name="P24"/>
      <text:p text:style-name="P24"><text:span text:style-name="T9">ALPHA AND BETA PROTEINS:</text:span></text:p>
      <text:p text:style-name="P25">There is a marginal diff in C values for alpha and beta proteins(alpha is greater)as alpha is more densely packed sue to helical structure <text:s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6:49:48.010103962</meta:creation-date>
    <dc:date>2016-05-26T22:41:34.797357899</dc:date>
    <meta:editing-duration>P1DT5H46M32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548" meta:character-count="3430" meta:non-whitespace-character-count="2918"/>
  </office:meta>
</office:document-meta>
</file>